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13CA9E389CD62F80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 Nova" svg:font-family="'Proxima Nov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office:font-face-decls>
  <office:automatic-styles>
    <style:style style:name="P1" style:family="paragraph" style:parent-style-name="Standard">
      <style:paragraph-properties fo:margin-top="0in" fo:margin-bottom="0.139in" loext:contextual-spacing="false"/>
    </style:style>
    <style:style style:name="P2" style:family="paragraph" style:parent-style-name="Standard" style:list-style-name="WWNum3">
      <style:paragraph-properties fo:margin-left="0.5in" fo:margin-right="0in" fo:margin-top="0in" fo:margin-bottom="0.139in" loext:contextual-spacing="true" fo:text-indent="-0.25in" style:auto-text-indent="false"/>
    </style:style>
    <style:style style:name="P3" style:family="paragraph" style:parent-style-name="Standard" style:list-style-name="WWNum4">
      <style:paragraph-properties fo:margin-left="0.5in" fo:margin-right="0in" fo:margin-top="0in" fo:margin-bottom="0.139in" loext:contextual-spacing="true" fo:text-indent="-0.25in" style:auto-text-indent="false"/>
    </style:style>
    <style:style style:name="P4" style:family="paragraph" style:parent-style-name="Standard" style:list-style-name="WWNum1">
      <style:paragraph-properties fo:margin-left="0.5in" fo:margin-right="0in" fo:margin-top="0in" fo:margin-bottom="0.139in" loext:contextual-spacing="true" fo:text-indent="-0.25in" style:auto-text-indent="false"/>
    </style:style>
    <style:style style:name="P5" style:family="paragraph" style:parent-style-name="Standard" style:list-style-name="WWNum6">
      <style:paragraph-properties fo:margin-left="0.5in" fo:margin-right="0in" fo:margin-top="0in" fo:margin-bottom="0.139in" loext:contextual-spacing="true" fo:text-indent="-0.25in" style:auto-text-indent="false"/>
    </style:style>
    <style:style style:name="P6" style:family="paragraph" style:parent-style-name="Standard" style:list-style-name="WWNum5">
      <style:paragraph-properties fo:margin-left="0.5in" fo:margin-right="0in" fo:margin-top="0in" fo:margin-bottom="0.139in" loext:contextual-spacing="true" fo:text-indent="-0.25in" style:auto-text-indent="false"/>
    </style:style>
    <style:style style:name="P7"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4">
      <style:paragraph-properties fo:margin-left="1in" fo:margin-right="0in" fo:margin-top="0in" fo:margin-bottom="0.139in" loext:contextual-spacing="true" fo:text-indent="-0.25in" style:auto-text-indent="false"/>
    </style:style>
    <style:style style:name="P9" style:family="paragraph" style:parent-style-name="Standard">
      <style:paragraph-properties fo:margin-top="0.5in" fo:margin-bottom="0.1665in" loext:contextual-spacing="false" fo:line-height="100%" fo:text-align="center" style:justify-single-word="false"/>
    </style:style>
    <style:style style:name="P10" style:family="paragraph" style:parent-style-name="Heading_20_3">
      <style:paragraph-properties fo:margin-top="0.222in" fo:margin-bottom="0.111in" loext:contextual-spacing="false"/>
    </style:style>
    <style:style style:name="P11" style:family="paragraph" style:parent-style-name="Title" style:master-page-name="Standard">
      <style:paragraph-properties fo:margin-top="0in" fo:margin-bottom="0.0555in" loext:contextual-spacing="false" style:page-number="1"/>
    </style:style>
    <style:style style:name="P12"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13" style:family="paragraph">
      <loext:graphic-properties draw:fill="solid" draw:fill-color="#31b67b"/>
      <style:paragraph-properties fo:text-align="start"/>
      <style:text-properties fo:font-size="18pt"/>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000000" fo:font-size="11pt" fo:font-weight="normal" style:font-size-asian="11pt" style:font-weight-asian="normal" style:font-size-complex="11pt"/>
    </style:style>
    <style:style style:name="T4" style:family="text">
      <style:text-properties style:text-underline-style="none"/>
    </style:style>
    <style:style style:name="T5" style:family="text">
      <style:text-properties fo:color="#4f5950"/>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in" draw:fill="solid" draw:fill-color="#31b67b" draw:textarea-vertical-align="middle" draw:auto-grow-height="false" fo:min-height="0.0091in" fo:min-width="8.3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mvaod0jue0q2"/>Manual a11y Testing Pass/Fail Criteria</text:p>
      <text:p text:style-name="P1">Manual accessibility testing often comes down to subjective reasoning. If something doesn’t feel right, it probably isn’t, and should be logged as an error using the Ad Hoc <text:a xlink:type="simple" xlink:href="https://drive.google.com/open?id=1NjOqNYcJCcb55y8xfEbamJpg4ovlpyRX-lyg7-aan9U" text:style-name="Internet_20_link" text:visited-style-name="Visited_20_Internet_20_Link"><text:span text:style-name="T1">accessibility audit template</text:span></text:a>. It is critical to log these errors accurately. Your answers will help determine the accessibility heat index score for the application or site being tested. <text:s/></text:p>
      <text:p text:style-name="P10"><text:bookmark text:name="_3bs11csumofd"/>Screen readers - 5 or more errors</text:p>
      <text:p text:style-name="P1">Errors can fall under any of the following categories. Additionally, if during your testing or user testing, something doesn’t feel quite right, consider it an error.</text:p>
      <text:list xml:id="list5838036573730702480" text:style-name="WWNum3">
        <text:list-item>
          <text:p text:style-name="P2"><text:a xlink:type="simple" xlink:href="https://webaim.org/articles/jaws/" text:style-name="Internet_20_link" text:visited-style-name="Visited_20_Internet_20_Link"><text:span text:style-name="T1">Test using JAWS + IE11 on Win7/10</text:span></text:a></text:p>
        </text:list-item>
        <text:list-item>
          <text:p text:style-name="P2"><text:a xlink:type="simple" xlink:href="https://www.youtube.com/watch?v=Vx1vSd5uYS8" text:style-name="Internet_20_link" text:visited-style-name="Visited_20_Internet_20_Link"><text:span text:style-name="T1">Test using NVDA + Firefox on Win7/10 - VIDEO</text:span></text:a></text:p>
        </text:list-item>
        <text:list-item>
          <text:p text:style-name="P2"><text:a xlink:type="simple" xlink:href="https://webaim.org/articles/voiceover/" text:style-name="Internet_20_link" text:visited-style-name="Visited_20_Internet_20_Link"><text:span text:style-name="T1">Test using VoiceOver + Safari on OSX</text:span></text:a></text:p>
        </text:list-item>
      </text:list>
      <text:p text:style-name="P1"><text:span text:style-name="T2">Errors might include:</text:span></text:p>
      <text:list xml:id="list8392104152092240661" text:style-name="WWNum4">
        <text:list-item>
          <text:p text:style-name="P3">Buttons or links that do not provide clear understanding of their function. This could sound like “Edit”, without telling a non-sighted user “Edit...what?”</text:p>
        </text:list-item>
        <text:list-item>
          <text:p text:style-name="P3">Dynamic content being added or removed from the page, and not announcing a change. Alert boxes, forms with hidden questions, continue links, are good items to consider.</text:p>
        </text:list-item>
        <text:list-item>
          <text:p text:style-name="P3">Overly long explanations</text:p>
        </text:list-item>
        <text:list-item>
          <text:p text:style-name="P3">Content that is too far removed from an explanation, or with no explanation at all</text:p>
        </text:list-item>
        <text:list-item>
          <text:p text:style-name="P3">Heading mistakes:</text:p>
          <text:list>
            <text:list-item>
              <text:p text:style-name="P8">H1 at top of page, then next heading is an H4</text:p>
            </text:list-item>
            <text:list-item>
              <text:p text:style-name="P8">Headings that are nested improperly (H3 inside an H4, for instance)</text:p>
            </text:list-item>
            <text:list-item>
              <text:p text:style-name="P8">Content that looks like a heading, but is marked up as a div or paragraph</text:p>
            </text:list-item>
          </text:list>
        </text:list-item>
        <text:list-item>
          <text:p text:style-name="P3">Missing landmark HTML. This includes banner, navigation, main, aside, footer elements, or divs with role attributes. These help screen reader users navigate through pages.</text:p>
        </text:list-item>
      </text:list>
      <text:p text:style-name="P10"><text:bookmark text:name="_q0uymqqj3ysl"/>Keyboard navigation - 5 or more errors </text:p>
      <text:p text:style-name="P1">Keyboard navigation failure should be marked as a Yes on the heat index worksheet if 5 or more errors are logged. Errors can fall under any of the following categories. Additionally, if during your testing or user testing, something doesn’t feel quite right, consider it an error.</text:p>
      <text:list xml:id="list8789956581124096043" text:style-name="WWNum1">
        <text:list-item>
          <text:p text:style-name="P4"><text:a xlink:type="simple" xlink:href="https://webaim.org/techniques/keyboard/" text:style-name="Internet_20_link" text:visited-style-name="Visited_20_Internet_20_Link"><text:span text:style-name="T1">Ensure all pages can be navigated with keyboard</text:span></text:a></text:p>
        </text:list-item>
        <text:list-item>
          <text:p text:style-name="P4">Ensure no links, buttons, or form elements are unreachable using Tab, Shift + Tab</text:p>
        </text:list-item>
        <text:list-item>
          <text:p text:style-name="P4">Ensure custom rich components can be navigated using keyboard, arrow keys</text:p>
        </text:list-item>
        <text:list-item>
          <text:p text:style-name="P4">Skip navigation link should be on all pages with navigation, large numbers of links</text:p>
        </text:list-item>
        <text:list-item>
          <text:p text:style-name="P4">Ensure users are not having to Tab multiple times through menus, large lists, or other navigational elements to get to main content blocks.</text:p>
        </text:list-item>
      </text:list>
      <text:p text:style-name="P10"><text:bookmark text:name="_gfd1kl3u967w"/>Active focus management (single-page apps only) - 2 or more errors</text:p>
      <text:p text:style-name="P1"><text:soft-page-break/>Developer-driven focus management is programmatically setting keyboard focus after users take an action. This usually becomes an error when we load a new “page” in a React, Angular, Vue application. The URL bar might change, but most likely a small fragment of the page is the only thing being changed. If we do not actively tell the browser to put focus at the top of that fragment, keyboard and screen reader users are at a significant disadvantage. </text:p>
      <text:list xml:id="list1311412032665109203" text:style-name="WWNum6">
        <text:list-item>
          <text:p text:style-name="P5"><text:a xlink:type="simple" xlink:href="https://adhocteam.us/2018/02/20/developer-driven-focus-management-for-single-page-applications/" text:style-name="Internet_20_link" text:visited-style-name="Visited_20_Internet_20_Link"><text:span text:style-name="T1">Developer-driven focus management</text:span></text:a> </text:p>
        </text:list-item>
      </text:list>
      <text:p text:style-name="P10"><text:bookmark text:name="_lod3mq83esyt"/>Color blindness - 5 or more errors</text:p>
      <text:list xml:id="list480402280427488764" text:style-name="WWNum2">
        <text:list-item>
          <text:p text:style-name="P7">Check for colorblindness issues in live sites using the Chrome <text:a xlink:type="simple" xlink:href="https://chrome.google.com/webstore/detail/colorblinding/dgbgleaofjainknadoffbjkclicbbgaa?hl=en" text:style-name="Internet_20_link" text:visited-style-name="Visited_20_Internet_20_Link"><text:span text:style-name="T1">Colorblinding plugin</text:span></text:a></text:p>
        </text:list-item>
        <text:list-item>
          <text:p text:style-name="P7">Make sure images, actionable buttons, links, alerts, etc. have enough context when color is removed</text:p>
        </text:list-item>
      </text:list>
      <text:p text:style-name="P10"><text:bookmark text:name="_4rsbcmqjwk31"/>Zoom your screen to 400% - 3 or more errors</text:p>
      <text:list xml:id="list7521627109260831949" text:style-name="WWNum5">
        <text:list-item>
          <text:p text:style-name="P6">Set your browser to 1280px width, and scale up to 400%</text:p>
        </text:list-item>
        <text:list-item>
          <text:p text:style-name="P6">Mobile menus that take over the whole page should receive focus when opened, so users don’t have to tab multiple times</text:p>
        </text:list-item>
        <text:list-item>
          <text:p text:style-name="P6">Content should not overlap, or force users to scroll horizontally</text:p>
        </text:list-item>
        <text:list-item>
          <text:p text:style-name="P6">All content should still be available, usable</text:p>
        </text:list-item>
      </text:list>
      <text:p text:style-name="P10"><text:bookmark text:name="_enurn7wfw2yi"/>Templates and Code Snippets</text:p>
      <text:p text:style-name="P1"><text:span text:style-name="T2">End to end accessibility scanning, using axe-core.js:<text:line-break/></text:span><text:a xlink:type="simple" xlink:href="https://github.com/adhocteam/a11y-snippets/tree/master/test-scripts/axe-e2e" text:style-name="Internet_20_link" text:visited-style-name="Visited_20_Internet_20_Link"><text:span text:style-name="T1">[CODE]: End to end basic accessibility scanne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roxima Nova" svg:font-family="'Proxima Nov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en"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Proxima Nova" fo:font-size="11pt" fo:language="en" fo:country="none"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11in" fo:margin-bottom="0.111in" loext:contextual-spacing="false" fo:line-height="100%" fo:keep-together="always" fo:keep-with-next="always"/>
      <style:text-properties fo:color="#1a3324" style:font-name="Proxima Nova" fo:font-family="'Proxima Nova'" style:font-family-generic="roman" style:font-pitch="variable" fo:font-size="24pt" fo:font-weight="bold" style:font-name-asian="Proxima Nova1" style:font-family-asian="'Proxima Nova'" style:font-family-generic-asian="system" style:font-pitch-asian="variable" style:font-size-asian="24pt" style:font-weight-asian="bold" style:font-name-complex="Proxima Nova1" style:font-family-complex="'Proxima Nova'"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22in" fo:margin-bottom="0.111in" loext:contextual-spacing="false" fo:line-height="100%" fo:keep-together="always" fo:keep-with-next="always"/>
      <style:text-properties fo:color="#1a3324"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222in" fo:margin-bottom="0.111in" loext:contextual-spacing="false" fo:line-height="100%" fo:keep-together="always" fo:keep-with-next="always"/>
      <style:text-properties fo:color="#1a3324"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808280" fo:font-size="13pt" fo:font-weight="bold" style:font-size-asian="13pt" style:font-weight-asian="bold" style:font-size-complex="13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1a3324" style:font-name="Proxima Nova" fo:font-family="'Proxima Nova'" style:font-family-generic="roman" style:font-pitch="variable" fo:font-weight="bold" style:font-name-asian="Proxima Nova1" style:font-family-asian="'Proxima Nova'" style:font-family-generic-asian="system" style:font-pitch-asian="variable" style:font-weight-asian="bold" style:font-name-complex="Proxima Nova1" style:font-family-complex="'Proxima Nova'"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in" fo:margin-bottom="0.139in" loext:contextual-spacing="false" fo:line-height="100%" fo:keep-together="always" fo:keep-with-next="always"/>
      <style:text-properties style:font-name="Proxima Nova" fo:font-family="'Proxima Nova'" style:font-family-generic="roman" style:font-pitch="variable"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1a3324" style:font-name="Proxima Nova" fo:font-family="'Proxima Nova'" style:font-family-generic="roman" style:font-pitch="variable" fo:font-size="27pt" fo:font-weight="bold" style:font-name-asian="Proxima Nova1" style:font-family-asian="'Proxima Nova'" style:font-family-generic-asian="system" style:font-pitch-asian="variable" style:font-size-asian="27pt" style:font-weight-asian="bold" style:font-name-complex="Proxima Nova1" style:font-family-complex="'Proxima Nova'"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Proxima Nova" fo:font-family="'Proxima Nova'" style:font-family-generic="roman" style:font-pitch="variable" fo:font-size="16pt" style:font-name-asian="Proxima Nova1" style:font-family-asian="'Proxima Nova'" style:font-family-generic-asian="system" style:font-pitch-asian="variable" style:font-size-asian="16pt" style:font-name-complex="Proxima Nova1" style:font-family-complex="'Proxima Nova'"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fo:font-size="11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fo:font-size="11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139in" loext:contextual-spacing="false"/>
    </style:style>
    <style:style style:name="MP2" style:family="paragraph" style:parent-style-name="Standard">
      <style:paragraph-properties fo:margin-top="0.5in" fo:margin-bottom="0.1665in" loext:contextual-spacing="false" fo:line-height="100%" fo:text-align="center" style:justify-single-word="false"/>
    </style:style>
    <style:style style:name="MP3" style:family="paragraph">
      <loext:graphic-properties draw:fill="solid" draw:fill-color="#31b67b"/>
      <style:paragraph-properties fo:text-align="start"/>
      <style:text-properties fo:font-size="18pt"/>
    </style:style>
    <style:style style:name="MT1" style:family="text">
      <style:text-properties fo:color="#4f5950"/>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flow-with-text="true"/>
    </style:style>
    <style:style style:name="Mgr1" style:family="graphic" style:parent-style-name="Graphics">
      <style:graphic-properties draw:stroke="none" svg:stroke-width="0in" draw:fill="solid" draw:fill-color="#31b67b" draw:textarea-vertical-align="middle" draw:auto-grow-height="false" fo:min-height="0.0091in" fo:min-width="8.3217in" fo:padding-top="0.1in" fo:padding-bottom="0.1in" fo:padding-left="0.1in" fo:padding-right="0.1in" fo:wrap-option="wrap" fo:margin-left="0in" fo:margin-right="0in" fo:margin-top="0in" fo:margin-bottom="0in" style:run-through="background" style:wrap="none"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2.png" text:anchor-type="char" svg:x="4.9898in" svg:y="0.1252in" svg:width="1.5075in" svg:height="0.4457in" draw:z-index="5"><draw:image xlink:href="Pictures/10000000000007D0000002513CA9E389CD62F801.png" xlink:type="simple" xlink:show="embed" xlink:actuate="onLoad"/><svg:desc>logo-green.png</svg:desc></draw:frame></text:p>
      </style:header>
      <style:footer>
        <text:p text:style-name="MP2"><draw:custom-shape text:anchor-type="paragraph" draw:z-index="3" draw:style-name="Mgr1" draw:text-style-name="MP3" svg:width="8.5213in" svg:height="0.2087in" svg:x="-1.0102in" svg:y="0.72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style-name="Mgr1" draw:text-style-name="MP3" svg:width="8.5213in" svg:height="0.2087in" svg:x="-1.0102in" svg:y="0.7291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adhocteam.us │ Ad Hoc LLC, 934 Clintwood Dr, Silver Spring, MD 209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8" meta:word-count="613" meta:character-count="3588" meta:non-whitespace-character-count="3032"/>
    <meta:generator>LibreOfficeDev/5.1.0.3$Linux_X86_64 LibreOffice_project/</meta:generator>
  </office:meta>
</office:document-meta>
</file>